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6aa6" officeooo:paragraph-rsid="001d6aa6"/>
    </style:style>
    <style:style style:name="P2" style:family="paragraph" style:parent-style-name="Standard">
      <style:text-properties fo:color="#c9211e" loext:opacity="100%" style:font-name="Arial" fo:font-weight="bold" officeooo:rsid="001d6aa6" officeooo:paragraph-rsid="001d6aa6" style:font-weight-asian="bold" style:font-weight-complex="bold"/>
    </style:style>
    <style:style style:name="P3" style:family="paragraph" style:parent-style-name="Standard">
      <style:text-properties fo:color="#000000" loext:opacity="100%" style:font-name="Arial" fo:font-size="11pt" fo:font-weight="bold" officeooo:rsid="001d6aa6" officeooo:paragraph-rsid="001d6aa6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loext:opacity="100%" style:font-name="Arial" fo:font-size="10pt" fo:font-weight="bold" officeooo:rsid="001d6aa6" officeooo:paragraph-rsid="001d6aa6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loext:opacity="100%" style:font-name="Arial" fo:font-size="11pt" fo:font-weight="normal" officeooo:rsid="001d6aa6" officeooo:paragraph-rsid="001d6aa6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ENGUAJE DE MARCAS Y SISTEMAS DE GESTIÓN DE INFORMACIÓN</text:p>
      <text:p text:style-name="P3">UT1. INTRODUCCIÓN AL LENGUAJE DE MARCAS</text:p>
      <text:p text:style-name="P4">ACTIVIDADES/RESUMEN/CONTENIDO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color="#c9211e" loext:opacity="100%" style:font-name="Arial" fo:font-size="8pt" fo:font-style="italic" officeooo:rsid="001c8241" officeooo:paragraph-rsid="001c8241" style:font-size-asian="7pt" style:font-style-asian="italic" style:font-size-complex="8pt" style:font-style-complex="italic"/>
    </style:style>
    <style:style style:name="MP2" style:family="paragraph" style:parent-style-name="Header">
      <style:paragraph-properties fo:text-align="start" style:justify-single-word="false"/>
      <style:text-properties fo:color="#c9211e" loext:opacity="100%" style:font-name="Arial" fo:font-size="8pt" fo:font-style="italic" officeooo:rsid="001c8241" officeooo:paragraph-rsid="001c8241" style:font-size-asian="7pt" style:font-style-asian="italic" style:font-size-complex="8pt" style:font-style-complex="italic"/>
    </style:style>
    <style:style style:name="MT1" style:family="text">
      <style:text-properties officeooo:rsid="001d6aa6"/>
    </style:style>
    <style:page-layout style:name="Mpm1">
      <style:page-layout-properties fo:page-width="21.001cm" fo:page-height="29.7cm" style:num-format="1" style:print-orientation="portrait" fo:margin-top="2.499cm" fo:margin-bottom="2.499cm" fo:margin-left="2cm" fo:margin-right="2cm" fo:border-top="none" fo:border-bottom="0.06pt solid #000000" fo:border-left="none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ND – Lenguaje de Marcas</text:p>
      </style:header>
      <style:footer>
        <text:p text:style-name="MP1"><text:bookmark text:name="PageNumWizard_FOOTER_Estilo de página predeterminado1"/></text:p>
        <text:p text:style-name="MP2">Iago Estévez Pérez<text:tab/><text:tab/><text:span text:style-name="MT1">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16:00:18.387004300</meta:creation-date>
    <dc:date>2025-09-18T16:25:13.132793400</dc:date>
    <meta:editing-duration>PT3M4S</meta:editing-duration>
    <meta:editing-cycles>1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5" meta:word-count="24" meta:character-count="168" meta:non-whitespace-character-count="147"/>
  </office:meta>
</office:document-meta>
</file>